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fo:font-size="16pt" fo:font-weight="normal" officeooo:rsid="000fb4bb" officeooo:paragraph-rsid="000fb4bb" style:font-size-asian="16pt" style:font-weight-asian="normal" style:font-size-complex="16pt" style:font-weight-complex="normal"/>
    </style:style>
    <style:style style:name="P2" style:family="paragraph" style:parent-style-name="Standard" style:master-page-name="Standard">
      <style:paragraph-properties fo:line-height="150%" fo:text-align="center" style:justify-single-word="false" style:page-number="auto"/>
      <style:text-properties fo:color="#000000" fo:font-size="12pt" fo:font-weight="normal" officeooo:rsid="000fb4bb" officeooo:paragraph-rsid="000fb4b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6pt" fo:font-weight="normal" officeooo:rsid="000fb4bb" officeooo:paragraph-rsid="00101556" style:font-size-asian="16pt" style:font-weight-asian="normal" style:font-size-complex="16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101556" style:font-size-asian="28pt" style:font-size-complex="28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 Ele a Glória</text:span><text:tab/><text:tab/><text:span text:style-name="T1">Diante do Trono<text:tab/></text:span><text:tab/><text:span text:style-name="T2">[ </text:span><text:span text:style-name="T3">34 </text:span><text:span text:style-name="T2">]</text:span></text:p>
      <text:p text:style-name="P1">Porque Dele e por Ele</text:p>
      <text:p text:style-name="P1">Para Ele são todas as coisas</text:p>
      <text:p text:style-name="P1">Porque Dele e por Ele</text:p>
      <text:p text:style-name="P1">Para Ele são todas as coisas</text:p>
      <text:p text:style-name="P1"/>
      <text:p text:style-name="P1">A Ele a Glória</text:p>
      <text:p text:style-name="P1">A Ele a Glória</text:p>
      <text:p text:style-name="P1">A Ele a Glória</text:p>
      <text:p text:style-name="P1">Pra sempre Amém</text:p>
      <text:p text:style-name="P1"/>
      <text:p text:style-name="P1">Quão profundas riquezas</text:p>
      <text:p text:style-name="P1">O saber e o conhecer de Deus</text:p>
      <text:p text:style-name="P1">Quão insondáveis</text:p>
      <text:p text:style-name="P1">Seus juízos e Seus caminhos</text:p>
      <text:p text:style-name="P1"/>
      <text:p text:style-name="P1">A Ele a Glória</text:p>
      <text:p text:style-name="P1">A Ele a Glória</text:p>
      <text:p text:style-name="P1">A Ele a Glória</text:p>
      <text:p text:style-name="P3">Pra sempre Amém</text:p>
      <text:p text:style-name="P3"><text:span text:style-name="T2">A Ele a Glória</text:span><text:span text:style-name="T4"><text:tab/><text:tab/></text:span><text:span text:style-name="T1">Diante do Trono<text:tab/></text:span><text:span text:style-name="T4"><text:tab/></text:span><text:span text:style-name="T2">[ </text:span><text:span text:style-name="T3">34 </text:span><text:span text:style-name="T2">]</text:span></text:p>
      <text:p text:style-name="P1">Porque Dele e por Ele</text:p>
      <text:p text:style-name="P1">Para Ele são todas as coisas</text:p>
      <text:p text:style-name="P1">Porque Dele e por Ele</text:p>
      <text:p text:style-name="P1">Para Ele são todas as coisas</text:p>
      <text:p text:style-name="P1"/>
      <text:p text:style-name="P1">A Ele a Glória</text:p>
      <text:p text:style-name="P1">A Ele a Glória</text:p>
      <text:p text:style-name="P1">A Ele a Glória</text:p>
      <text:p text:style-name="P1">Pra sempre Amém</text:p>
      <text:p text:style-name="P1"/>
      <text:p text:style-name="P1">Quão profundas riquezas</text:p>
      <text:p text:style-name="P1">O saber e o conhecer de Deus</text:p>
      <text:p text:style-name="P1">Quão insondáveis</text:p>
      <text:p text:style-name="P1">Seus juízos e Seus caminhos</text:p>
      <text:p text:style-name="P1"/>
      <text:p text:style-name="P1">A Ele a Glória</text:p>
      <text:p text:style-name="P1">A Ele a Glória</text:p>
      <text:p text:style-name="P1">A Ele a Glória</text:p>
      <text:p text:style-name="P1">Pra sempre Amé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6:17:26.102407655</dc:date>
    <meta:editing-cycles>12</meta:editing-cycles>
    <meta:editing-duration>PT17M49S</meta:editing-duration>
    <meta:generator>LibreOffice/5.2.5.1$Linux_X86_64 LibreOffice_project/20m0$Build-1</meta:generator>
    <meta:document-statistic meta:table-count="0" meta:image-count="0" meta:object-count="0" meta:page-count="1" meta:paragraph-count="34" meta:word-count="158" meta:character-count="690" meta:non-whitespace-character-count="562"/>
  </office:meta>
</office:document-meta>
</file>